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 office:value-type="string">
            <text:p>Hey, ya know that phantom ship? Apparently,
the ghosts aboard it were put to rout by a
mysterious bunch!</text:p>
          </table:table-cell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